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57.44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97.9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84.51pt"/>
    </style:style>
    <style:style style:name="co8" style:family="table-column">
      <style:table-column-properties fo:break-before="auto" style:column-width="11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person_name</text:p>
          </table:table-cell>
          <table:table-cell office:value-type="string" calcext:value-type="string">
            <text:p>ministry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office:value-type="string" calcext:value-type="string">
            <text:p>cabinet_no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as Paksas</text:p>
          </table:table-cell>
          <table:table-cell office:value-type="string" calcext:value-type="string">
            <text:p>Premjeras</text:p>
          </table:table-cell>
          <table:table-cell office:value-type="date" office:date-value="2000-10-27" calcext:value-type="date">
            <text:p>2000-10-27</text:p>
          </table:table-cell>
          <table:table-cell office:value-type="date" office:date-value="2001-06-27" calcext:value-type="date">
            <text:p>2001-06-2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intautas Bartkus</text:p>
          </table:table-cell>
          <table:table-cell office:value-type="string" calcext:value-type="string">
            <text:p>Teisingumo</text:p>
          </table:table-cell>
          <table:table-cell office:value-type="date" office:date-value="2000-10-27" calcext:value-type="date">
            <text:p>2000-10-27</text:p>
          </table:table-cell>
          <table:table-cell office:value-type="date" office:date-value="2001-06-27" calcext:value-type="date">
            <text:p>2001-06-2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ilija Blinkeviūtė</text:p>
          </table:table-cell>
          <table:table-cell office:value-type="string" calcext:value-type="string">
            <text:p>Socialinės apsaugos ir darbo</text:p>
          </table:table-cell>
          <table:table-cell office:value-type="date" office:date-value="2000-10-27" calcext:value-type="date">
            <text:p>2000-10-27</text:p>
          </table:table-cell>
          <table:table-cell office:value-type="date" office:date-value="2001-06-27" calcext:value-type="date">
            <text:p>2001-06-2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incas Janušonis</text:p>
          </table:table-cell>
          <table:table-cell office:value-type="string" calcext:value-type="string">
            <text:p>Sveikatos apsaugos</text:p>
          </table:table-cell>
          <table:table-cell office:value-type="date" office:date-value="2000-10-27" calcext:value-type="date">
            <text:p>2000-10-27</text:p>
          </table:table-cell>
          <table:table-cell office:value-type="date" office:date-value="2001-05-15" calcext:value-type="date">
            <text:p>2001-05-15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ontantinas Dobrovolskis</text:p>
          </table:table-cell>
          <table:table-cell office:value-type="string" calcext:value-type="string">
            <text:p>Sveikatos apsaugos</text:p>
          </table:table-cell>
          <table:table-cell office:value-type="date" office:date-value="2001-05-15" calcext:value-type="date">
            <text:p>2001-05-15</text:p>
          </table:table-cell>
          <table:table-cell office:value-type="date" office:date-value="2001-06-27" calcext:value-type="date">
            <text:p>2001-06-2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intautas Kėvišas</text:p>
          </table:table-cell>
          <table:table-cell office:value-type="string" calcext:value-type="string">
            <text:p>Kultūros</text:p>
          </table:table-cell>
          <table:table-cell office:value-type="date" office:date-value="2000-10-27" calcext:value-type="date">
            <text:p>2000-10-27</text:p>
          </table:table-cell>
          <table:table-cell office:value-type="date" office:date-value="2001-06-27" calcext:value-type="date">
            <text:p>2001-06-2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ęstutis Kristinaitis</text:p>
          </table:table-cell>
          <table:table-cell office:value-type="string" calcext:value-type="string">
            <text:p>Žemės Ūkio</text:p>
          </table:table-cell>
          <table:table-cell office:value-type="date" office:date-value="2000-10-27" calcext:value-type="date">
            <text:p>2000-10-27</text:p>
          </table:table-cell>
          <table:table-cell office:value-type="date" office:date-value="2001-06-27" calcext:value-type="date">
            <text:p>2001-06-2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as Linkevičius</text:p>
          </table:table-cell>
          <table:table-cell office:value-type="string" calcext:value-type="string">
            <text:p>Krašto apsaugos</text:p>
          </table:table-cell>
          <table:table-cell office:value-type="date" office:date-value="2000-10-27" calcext:value-type="date">
            <text:p>2000-10-27</text:p>
          </table:table-cell>
          <table:table-cell office:value-type="date" office:date-value="2001-06-27" calcext:value-type="date">
            <text:p>2001-06-2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onas Lionginas</text:p>
          </table:table-cell>
          <table:table-cell office:value-type="string" calcext:value-type="string">
            <text:p>Finansų</text:p>
          </table:table-cell>
          <table:table-cell office:value-type="date" office:date-value="2000-10-27" calcext:value-type="date">
            <text:p>2000-10-27</text:p>
          </table:table-cell>
          <table:table-cell office:value-type="date" office:date-value="2001-06-27" calcext:value-type="date">
            <text:p>2001-06-2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ugenijus Maldeikis</text:p>
          </table:table-cell>
          <table:table-cell office:value-type="string" calcext:value-type="string">
            <text:p>Ūkio</text:p>
          </table:table-cell>
          <table:table-cell office:value-type="date" office:date-value="2000-10-27" calcext:value-type="date">
            <text:p>2000-10-27</text:p>
          </table:table-cell>
          <table:table-cell office:value-type="date" office:date-value="2001-02-15" calcext:value-type="date">
            <text:p>2001-02-15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ugenijus Gentvilas</text:p>
          </table:table-cell>
          <table:table-cell office:value-type="string" calcext:value-type="string">
            <text:p>Ūkio</text:p>
          </table:table-cell>
          <table:table-cell office:value-type="date" office:date-value="2001-02-15" calcext:value-type="date">
            <text:p>2001-02-15</text:p>
          </table:table-cell>
          <table:table-cell office:value-type="date" office:date-value="2001-06-27" calcext:value-type="date">
            <text:p>2001-06-2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ytautas Markevičius</text:p>
          </table:table-cell>
          <table:table-cell office:value-type="string" calcext:value-type="string">
            <text:p>Vidaus reikalų</text:p>
          </table:table-cell>
          <table:table-cell office:value-type="date" office:date-value="2000-10-27" calcext:value-type="date">
            <text:p>2000-10-27</text:p>
          </table:table-cell>
          <table:table-cell office:value-type="date" office:date-value="2001-06-27" calcext:value-type="date">
            <text:p>2001-06-2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as Monkevičius</text:p>
          </table:table-cell>
          <table:table-cell office:value-type="string" calcext:value-type="string">
            <text:p>Švietimo ir mokslo</text:p>
          </table:table-cell>
          <table:table-cell office:value-type="date" office:date-value="2000-10-27" calcext:value-type="date">
            <text:p>2000-10-27</text:p>
          </table:table-cell>
          <table:table-cell office:value-type="date" office:date-value="2001-06-27" calcext:value-type="date">
            <text:p>2001-06-2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intaras Striaukas</text:p>
          </table:table-cell>
          <table:table-cell office:value-type="string" calcext:value-type="string">
            <text:p>Susisiekimo</text:p>
          </table:table-cell>
          <table:table-cell office:value-type="date" office:date-value="2000-10-27" calcext:value-type="date">
            <text:p>2000-10-27</text:p>
          </table:table-cell>
          <table:table-cell office:value-type="date" office:date-value="2001-01-24" calcext:value-type="date">
            <text:p>2001-01-2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is Barakauskas</text:p>
          </table:table-cell>
          <table:table-cell office:value-type="string" calcext:value-type="string">
            <text:p>Susisiekimo</text:p>
          </table:table-cell>
          <table:table-cell office:value-type="date" office:date-value="2001-01-24" calcext:value-type="date">
            <text:p>2001-01-24</text:p>
          </table:table-cell>
          <table:table-cell office:value-type="date" office:date-value="2001-06-27" calcext:value-type="date">
            <text:p>2001-06-2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ntanas Valionis</text:p>
          </table:table-cell>
          <table:table-cell office:value-type="string" calcext:value-type="string">
            <text:p>Užsienio reikalų</text:p>
          </table:table-cell>
          <table:table-cell office:value-type="date" office:date-value="2000-10-27" calcext:value-type="date">
            <text:p>2000-10-27</text:p>
          </table:table-cell>
          <table:table-cell office:value-type="date" office:date-value="2001-06-27" calcext:value-type="date">
            <text:p>2001-06-2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enrikas Žukauskas</text:p>
          </table:table-cell>
          <table:table-cell office:value-type="string" calcext:value-type="string">
            <text:p>Aplinkos </text:p>
          </table:table-cell>
          <table:table-cell office:value-type="date" office:date-value="2000-10-27" calcext:value-type="date">
            <text:p>2000-10-27</text:p>
          </table:table-cell>
          <table:table-cell office:value-type="date" office:date-value="2001-06-27" calcext:value-type="date">
            <text:p>2001-06-2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lgirdas Brazauskas</text:p>
          </table:table-cell>
          <table:table-cell office:value-type="string" calcext:value-type="string">
            <text:p>Premjeras</text:p>
          </table:table-cell>
          <table:table-cell office:value-type="date" office:date-value="2001-07-01" calcext:value-type="date">
            <text:p>2001-07-01</text:p>
          </table:table-cell>
          <table:table-cell office:value-type="date" office:date-value="2004-12-15" calcext:value-type="date">
            <text:p>2004-12-1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rūnas Kundrotas</text:p>
          </table:table-cell>
          <table:table-cell office:value-type="string" calcext:value-type="string">
            <text:p>Aplinkos </text:p>
          </table:table-cell>
          <table:table-cell office:value-type="date" office:date-value="2001-07-01" calcext:value-type="date">
            <text:p>2001-07-01</text:p>
          </table:table-cell>
          <table:table-cell office:value-type="date" office:date-value="2004-12-15" calcext:value-type="date">
            <text:p>2004-12-1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alia Grybauskaitė</text:p>
          </table:table-cell>
          <table:table-cell office:value-type="string" calcext:value-type="string">
            <text:p>Finansų</text:p>
          </table:table-cell>
          <table:table-cell office:value-type="date" office:date-value="2001-07-01" calcext:value-type="date">
            <text:p>2001-07-01</text:p>
          </table:table-cell>
          <table:table-cell office:value-type="date" office:date-value="2004-05-04" calcext:value-type="date">
            <text:p>2004-05-04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as Butkevičius</text:p>
          </table:table-cell>
          <table:table-cell office:value-type="string" calcext:value-type="string">
            <text:p>Finansų</text:p>
          </table:table-cell>
          <table:table-cell office:value-type="date" office:date-value="2004-05-04" calcext:value-type="date">
            <text:p>2004-05-04</text:p>
          </table:table-cell>
          <table:table-cell office:value-type="date" office:date-value="2004-12-15" calcext:value-type="date">
            <text:p>2004-12-1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as Linkevičius</text:p>
          </table:table-cell>
          <table:table-cell office:value-type="string" calcext:value-type="string">
            <text:p>Krašto apsaugos</text:p>
          </table:table-cell>
          <table:table-cell office:value-type="date" office:date-value="2001-07-01" calcext:value-type="date">
            <text:p>2001-07-01</text:p>
          </table:table-cell>
          <table:table-cell office:value-type="date" office:date-value="2004-12-15" calcext:value-type="date">
            <text:p>2004-12-1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oma Dovydėnienė</text:p>
          </table:table-cell>
          <table:table-cell office:value-type="string" calcext:value-type="string">
            <text:p>Kultūros</text:p>
          </table:table-cell>
          <table:table-cell office:value-type="date" office:date-value="2001-07-01" calcext:value-type="date">
            <text:p>2001-07-01</text:p>
          </table:table-cell>
          <table:table-cell office:value-type="date" office:date-value="2004-12-15" calcext:value-type="date">
            <text:p>2004-12-1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ilija Blinkeviūtė</text:p>
          </table:table-cell>
          <table:table-cell office:value-type="string" calcext:value-type="string">
            <text:p>Socialinės apsaugos ir darbo</text:p>
          </table:table-cell>
          <table:table-cell office:value-type="date" office:date-value="2001-07-01" calcext:value-type="date">
            <text:p>2001-07-01</text:p>
          </table:table-cell>
          <table:table-cell office:value-type="date" office:date-value="2004-12-15" calcext:value-type="date">
            <text:p>2004-12-1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igmantas Balčytis</text:p>
          </table:table-cell>
          <table:table-cell office:value-type="string" calcext:value-type="string">
            <text:p>Susisiekimo</text:p>
          </table:table-cell>
          <table:table-cell office:value-type="date" office:date-value="2001-07-01" calcext:value-type="date">
            <text:p>2001-07-01</text:p>
          </table:table-cell>
          <table:table-cell office:value-type="date" office:date-value="2004-12-15" calcext:value-type="date">
            <text:p>2004-12-1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ontantinas Dobrovolskis</text:p>
          </table:table-cell>
          <table:table-cell office:value-type="string" calcext:value-type="string">
            <text:p>Sveikatos apsaugos</text:p>
          </table:table-cell>
          <table:table-cell office:value-type="date" office:date-value="2001-07-01" calcext:value-type="date">
            <text:p>2001-07-01</text:p>
          </table:table-cell>
          <table:table-cell office:value-type="date" office:date-value="2003-03-10" calcext:value-type="date">
            <text:p>2003-03-1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as Olekas</text:p>
          </table:table-cell>
          <table:table-cell office:value-type="string" calcext:value-type="string">
            <text:p>Sveikatos apsaugos</text:p>
          </table:table-cell>
          <table:table-cell office:value-type="date" office:date-value="2003-03-10" calcext:value-type="date">
            <text:p>2003-03-10</text:p>
          </table:table-cell>
          <table:table-cell office:value-type="date" office:date-value="2004-12-15" calcext:value-type="date">
            <text:p>2004-12-1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as Monkevičius</text:p>
          </table:table-cell>
          <table:table-cell office:value-type="string" calcext:value-type="string">
            <text:p>Švietimo ir mokslo</text:p>
          </table:table-cell>
          <table:table-cell office:value-type="date" office:date-value="2001-07-01" calcext:value-type="date">
            <text:p>2001-07-01</text:p>
          </table:table-cell>
          <table:table-cell office:value-type="date" office:date-value="2004-12-15" calcext:value-type="date">
            <text:p>2004-12-1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ytautas Markevičius</text:p>
          </table:table-cell>
          <table:table-cell office:value-type="string" calcext:value-type="string">
            <text:p>Teisingumo</text:p>
          </table:table-cell>
          <table:table-cell office:value-type="date" office:date-value="2001-07-01" calcext:value-type="date">
            <text:p>2001-07-01</text:p>
          </table:table-cell>
          <table:table-cell office:value-type="date" office:date-value="2004-12-15" calcext:value-type="date">
            <text:p>2004-12-1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ntanas Valionis</text:p>
          </table:table-cell>
          <table:table-cell office:value-type="string" calcext:value-type="string">
            <text:p>Užsienio reikalų</text:p>
          </table:table-cell>
          <table:table-cell office:value-type="date" office:date-value="2001-07-01" calcext:value-type="date">
            <text:p>2001-07-01</text:p>
          </table:table-cell>
          <table:table-cell office:value-type="date" office:date-value="2004-12-15" calcext:value-type="date">
            <text:p>2004-12-1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as Bernatonis</text:p>
          </table:table-cell>
          <table:table-cell office:value-type="string" calcext:value-type="string">
            <text:p>Vidaus reikalų</text:p>
          </table:table-cell>
          <table:table-cell office:value-type="date" office:date-value="2001-07-01" calcext:value-type="date">
            <text:p>2001-07-01</text:p>
          </table:table-cell>
          <table:table-cell office:value-type="date" office:date-value="2003-05-13" calcext:value-type="date">
            <text:p>2003-05-1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ladislovas Bulovas</text:p>
          </table:table-cell>
          <table:table-cell office:value-type="string" calcext:value-type="string">
            <text:p>Vidaus reikalų</text:p>
          </table:table-cell>
          <table:table-cell office:value-type="date" office:date-value="2005-05-13" calcext:value-type="date">
            <text:p>2005-05-13</text:p>
          </table:table-cell>
          <table:table-cell office:value-type="date" office:date-value="2004-12-15" calcext:value-type="date">
            <text:p>2004-12-1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ęstutis Kristinaitis</text:p>
          </table:table-cell>
          <table:table-cell office:value-type="string" calcext:value-type="string">
            <text:p>Žemės Ūkio</text:p>
          </table:table-cell>
          <table:table-cell office:value-type="date" office:date-value="2001-07-01" calcext:value-type="date">
            <text:p>2001-07-01</text:p>
          </table:table-cell>
          <table:table-cell office:value-type="date" office:date-value="2001-10-13" calcext:value-type="date">
            <text:p>2001-10-1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jelis_j</text:p>
          </table:table-cell>
          <table:table-cell office:value-type="string" calcext:value-type="string">
            <text:p>Jeronimas Kraujelis</text:p>
          </table:table-cell>
          <table:table-cell office:value-type="string" calcext:value-type="string">
            <text:p>Žemės Ūkio</text:p>
          </table:table-cell>
          <table:table-cell office:value-type="date" office:date-value="2001-10-13" calcext:value-type="date">
            <text:p>2001-10-13</text:p>
          </table:table-cell>
          <table:table-cell office:value-type="date" office:date-value="2004-12-15" calcext:value-type="date">
            <text:p>2004-12-1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lgirdas Brazauskas</text:p>
          </table:table-cell>
          <table:table-cell office:value-type="string" calcext:value-type="string">
            <text:p>Premjeras</text:p>
          </table:table-cell>
          <table:table-cell office:value-type="date" office:date-value="2004-11-29" calcext:value-type="date">
            <text:p>2004-11-29</text:p>
          </table:table-cell>
          <table:table-cell office:value-type="date" office:date-value="2006-06-01" calcext:value-type="date">
            <text:p>2006-06-0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rūnas Kundrotas</text:p>
          </table:table-cell>
          <table:table-cell office:value-type="string" calcext:value-type="string">
            <text:p>Aplinkos </text:p>
          </table:table-cell>
          <table:table-cell office:value-type="date" office:date-value="2004-11-29" calcext:value-type="date">
            <text:p>2004-11-29</text:p>
          </table:table-cell>
          <table:table-cell office:value-type="date" office:date-value="2006-06-01" calcext:value-type="date">
            <text:p>2006-06-0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as Butkevičius</text:p>
          </table:table-cell>
          <table:table-cell office:value-type="string" calcext:value-type="string">
            <text:p>Finansų</text:p>
          </table:table-cell>
          <table:table-cell office:value-type="date" office:date-value="2004-11-29" calcext:value-type="date">
            <text:p>2004-11-29</text:p>
          </table:table-cell>
          <table:table-cell office:value-type="date" office:date-value="2005-05-13" calcext:value-type="date">
            <text:p>2005-05-1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igmantas Balčytis</text:p>
          </table:table-cell>
          <table:table-cell office:value-type="string" calcext:value-type="string">
            <text:p>Finansų</text:p>
          </table:table-cell>
          <table:table-cell office:value-type="date" office:date-value="2005-05-13" calcext:value-type="date">
            <text:p>2005-05-13</text:p>
          </table:table-cell>
          <table:table-cell office:value-type="date" office:date-value="2006-06-01" calcext:value-type="date">
            <text:p>2006-06-0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ediminas Kirkilas</text:p>
          </table:table-cell>
          <table:table-cell office:value-type="string" calcext:value-type="string">
            <text:p>Krašto apsaugos</text:p>
          </table:table-cell>
          <table:table-cell office:value-type="date" office:date-value="2004-11-29" calcext:value-type="date">
            <text:p>2004-11-29</text:p>
          </table:table-cell>
          <table:table-cell office:value-type="date" office:date-value="2006-06-01" calcext:value-type="date">
            <text:p>2006-06-0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ladimiras Prudnikovas</text:p>
          </table:table-cell>
          <table:table-cell office:value-type="string" calcext:value-type="string">
            <text:p>Kultūros</text:p>
          </table:table-cell>
          <table:table-cell office:value-type="date" office:date-value="2004-11-29" calcext:value-type="date">
            <text:p>2004-11-29</text:p>
          </table:table-cell>
          <table:table-cell office:value-type="date" office:date-value="2006-06-01" calcext:value-type="date">
            <text:p>2006-06-0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ilija Blinkeviūtė</text:p>
          </table:table-cell>
          <table:table-cell office:value-type="string" calcext:value-type="string">
            <text:p>Socialinės apsaugos ir darbo</text:p>
          </table:table-cell>
          <table:table-cell office:value-type="date" office:date-value="2004-11-29" calcext:value-type="date">
            <text:p>2004-11-29</text:p>
          </table:table-cell>
          <table:table-cell office:value-type="date" office:date-value="2006-06-01" calcext:value-type="date">
            <text:p>2006-06-0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igmantas Balčytis</text:p>
          </table:table-cell>
          <table:table-cell office:value-type="string" calcext:value-type="string">
            <text:p>Susisiekimo</text:p>
          </table:table-cell>
          <table:table-cell office:value-type="date" office:date-value="2004-11-29" calcext:value-type="date">
            <text:p>2004-11-29</text:p>
          </table:table-cell>
          <table:table-cell office:value-type="date" office:date-value="2005-06-10" calcext:value-type="date">
            <text:p>2005-06-1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etras Čėsna</text:p>
          </table:table-cell>
          <table:table-cell office:value-type="string" calcext:value-type="string">
            <text:p>Susisiekimo</text:p>
          </table:table-cell>
          <table:table-cell office:value-type="date" office:date-value="2005-06-10" calcext:value-type="date">
            <text:p>2005-06-10</text:p>
          </table:table-cell>
          <table:table-cell office:value-type="date" office:date-value="2006-06-01" calcext:value-type="date">
            <text:p>2006-06-0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ilvinas Padaiga</text:p>
          </table:table-cell>
          <table:table-cell office:value-type="string" calcext:value-type="string">
            <text:p>Sveikatos apsaugos</text:p>
          </table:table-cell>
          <table:table-cell office:value-type="date" office:date-value="2004-11-29" calcext:value-type="date">
            <text:p>2004-11-29</text:p>
          </table:table-cell>
          <table:table-cell office:value-type="date" office:date-value="2006-06-01" calcext:value-type="date">
            <text:p>2006-06-0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emigijus Motuzas</text:p>
          </table:table-cell>
          <table:table-cell office:value-type="string" calcext:value-type="string">
            <text:p>Švietimo ir mokslo</text:p>
          </table:table-cell>
          <table:table-cell office:value-type="date" office:date-value="2004-11-29" calcext:value-type="date">
            <text:p>2004-11-29</text:p>
          </table:table-cell>
          <table:table-cell office:value-type="date" office:date-value="2006-06-01" calcext:value-type="date">
            <text:p>2006-06-0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intautas Bužinskas</text:p>
          </table:table-cell>
          <table:table-cell office:value-type="string" calcext:value-type="string">
            <text:p>Teisingumo</text:p>
          </table:table-cell>
          <table:table-cell office:value-type="date" office:date-value="2004-11-29" calcext:value-type="date">
            <text:p>2004-11-29</text:p>
          </table:table-cell>
          <table:table-cell office:value-type="date" office:date-value="2006-06-01" calcext:value-type="date">
            <text:p>2006-06-0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iktor Uspaskisch</text:p>
          </table:table-cell>
          <table:table-cell office:value-type="string" calcext:value-type="string">
            <text:p>Ūkio</text:p>
          </table:table-cell>
          <table:table-cell office:value-type="date" office:date-value="2004-11-29" calcext:value-type="date">
            <text:p>2004-11-29</text:p>
          </table:table-cell>
          <table:table-cell office:value-type="date" office:date-value="2005-06-29" calcext:value-type="date">
            <text:p>2005-06-2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ęstutis Daukšys</text:p>
          </table:table-cell>
          <table:table-cell office:value-type="string" calcext:value-type="string">
            <text:p>Ūkio</text:p>
          </table:table-cell>
          <table:table-cell office:value-type="date" office:date-value="2005-06-29" calcext:value-type="date">
            <text:p>2005-06-29</text:p>
          </table:table-cell>
          <table:table-cell office:value-type="date" office:date-value="2006-06-01" calcext:value-type="date">
            <text:p>2006-06-0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ntanas Valionis</text:p>
          </table:table-cell>
          <table:table-cell office:value-type="string" calcext:value-type="string">
            <text:p>Užsienio reikalų</text:p>
          </table:table-cell>
          <table:table-cell office:value-type="date" office:date-value="2004-11-29" calcext:value-type="date">
            <text:p>2004-11-29</text:p>
          </table:table-cell>
          <table:table-cell office:value-type="date" office:date-value="2006-06-01" calcext:value-type="date">
            <text:p>2006-06-0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azimiera Prunskienė</text:p>
          </table:table-cell>
          <table:table-cell office:value-type="string" calcext:value-type="string">
            <text:p>Žemės Ūkio</text:p>
          </table:table-cell>
          <table:table-cell office:value-type="date" office:date-value="2004-11-29" calcext:value-type="date">
            <text:p>2004-11-29</text:p>
          </table:table-cell>
          <table:table-cell office:value-type="date" office:date-value="2006-06-01" calcext:value-type="date">
            <text:p>2006-06-0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ediminas Kirkilas</text:p>
          </table:table-cell>
          <table:table-cell office:value-type="string" calcext:value-type="string">
            <text:p>Premjeras</text:p>
          </table:table-cell>
          <table:table-cell office:value-type="date" office:date-value="2006-07-07" calcext:value-type="date">
            <text:p>2006-07-07</text:p>
          </table:table-cell>
          <table:table-cell office:value-type="date" office:date-value="2008-11-17" calcext:value-type="date">
            <text:p>2008-11-1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rūnas Kundrotas</text:p>
          </table:table-cell>
          <table:table-cell office:value-type="string" calcext:value-type="string">
            <text:p>Aplinkos </text:p>
          </table:table-cell>
          <table:table-cell office:value-type="date" office:date-value="2006-07-07" calcext:value-type="date">
            <text:p>2006-07-07</text:p>
          </table:table-cell>
          <table:table-cell office:value-type="date" office:date-value="2008-01-31" calcext:value-type="date">
            <text:p>2008-01-3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rtūras Paulauskas</text:p>
          </table:table-cell>
          <table:table-cell office:value-type="string" calcext:value-type="string">
            <text:p>Aplinkos </text:p>
          </table:table-cell>
          <table:table-cell office:value-type="date" office:date-value="2008-01-31" calcext:value-type="date">
            <text:p>2008-01-31</text:p>
          </table:table-cell>
          <table:table-cell office:value-type="date" office:date-value="2008-11-17" calcext:value-type="date">
            <text:p>2008-11-1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igmantas Balčytis</text:p>
          </table:table-cell>
          <table:table-cell office:value-type="string" calcext:value-type="string">
            <text:p>Finansų</text:p>
          </table:table-cell>
          <table:table-cell office:value-type="date" office:date-value="2006-07-07" calcext:value-type="date">
            <text:p>2006-07-07</text:p>
          </table:table-cell>
          <table:table-cell office:value-type="date" office:date-value="2007-05-16" calcext:value-type="date">
            <text:p>2007-05-1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as Šadžius</text:p>
          </table:table-cell>
          <table:table-cell office:value-type="string" calcext:value-type="string">
            <text:p>Finansų</text:p>
          </table:table-cell>
          <table:table-cell office:value-type="date" office:date-value="2007-05-16" calcext:value-type="date">
            <text:p>2007-05-16</text:p>
          </table:table-cell>
          <table:table-cell office:value-type="date" office:date-value="2008-11-17" calcext:value-type="date">
            <text:p>2008-11-1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as Olekas</text:p>
          </table:table-cell>
          <table:table-cell office:value-type="string" calcext:value-type="string">
            <text:p>Krašto apsaugos</text:p>
          </table:table-cell>
          <table:table-cell office:value-type="date" office:date-value="2006-07-07" calcext:value-type="date">
            <text:p>2006-07-07</text:p>
          </table:table-cell>
          <table:table-cell office:value-type="date" office:date-value="2008-11-17" calcext:value-type="date">
            <text:p>2008-11-1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onas Jučas</text:p>
          </table:table-cell>
          <table:table-cell office:value-type="string" calcext:value-type="string">
            <text:p>Kultūros</text:p>
          </table:table-cell>
          <table:table-cell office:value-type="date" office:date-value="2006-07-07" calcext:value-type="date">
            <text:p>2006-07-07</text:p>
          </table:table-cell>
          <table:table-cell office:value-type="date" office:date-value="2008-11-17" calcext:value-type="date">
            <text:p>2008-11-1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ilija Blinkeviūtė</text:p>
          </table:table-cell>
          <table:table-cell office:value-type="string" calcext:value-type="string">
            <text:p>Socialinės apsaugos ir darbo</text:p>
          </table:table-cell>
          <table:table-cell office:value-type="date" office:date-value="2006-07-07" calcext:value-type="date">
            <text:p>2006-07-07</text:p>
          </table:table-cell>
          <table:table-cell office:value-type="date" office:date-value="2008-11-17" calcext:value-type="date">
            <text:p>2008-11-1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as Butkevičius</text:p>
          </table:table-cell>
          <table:table-cell office:value-type="string" calcext:value-type="string">
            <text:p>Susisiekimo</text:p>
          </table:table-cell>
          <table:table-cell office:value-type="date" office:date-value="2006-07-07" calcext:value-type="date">
            <text:p>2006-07-07</text:p>
          </table:table-cell>
          <table:table-cell office:value-type="date" office:date-value="2008-11-17" calcext:value-type="date">
            <text:p>2008-11-1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imvydas Turčinskas</text:p>
          </table:table-cell>
          <table:table-cell office:value-type="string" calcext:value-type="string">
            <text:p>Sveikatos apsaugos</text:p>
          </table:table-cell>
          <table:table-cell office:value-type="date" office:date-value="2006-07-07" calcext:value-type="date">
            <text:p>2006-07-07</text:p>
          </table:table-cell>
          <table:table-cell office:value-type="date" office:date-value="2008-07-14" calcext:value-type="date">
            <text:p>2008-07-1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ediminas Černiauskas</text:p>
          </table:table-cell>
          <table:table-cell office:value-type="string" calcext:value-type="string">
            <text:p>Sveikatos apsaugos</text:p>
          </table:table-cell>
          <table:table-cell office:value-type="date" office:date-value="2008-07-14" calcext:value-type="date">
            <text:p>2008-07-14</text:p>
          </table:table-cell>
          <table:table-cell office:value-type="date" office:date-value="2008-11-17" calcext:value-type="date">
            <text:p>2008-11-1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oma Žakaitienė</text:p>
          </table:table-cell>
          <table:table-cell office:value-type="string" calcext:value-type="string">
            <text:p>Švietimo ir mokslo</text:p>
          </table:table-cell>
          <table:table-cell office:value-type="date" office:date-value="2006-07-07" calcext:value-type="date">
            <text:p>2006-07-07</text:p>
          </table:table-cell>
          <table:table-cell office:value-type="date" office:date-value="2008-05-27" calcext:value-type="date">
            <text:p>2008-05-2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as Monkevičius</text:p>
          </table:table-cell>
          <table:table-cell office:value-type="string" calcext:value-type="string">
            <text:p>Švietimo ir mokslo</text:p>
          </table:table-cell>
          <table:table-cell office:value-type="date" office:date-value="2008-05-27" calcext:value-type="date">
            <text:p>2008-05-27</text:p>
          </table:table-cell>
          <table:table-cell office:value-type="date" office:date-value="2008-11-17" calcext:value-type="date">
            <text:p>2008-11-1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etras Baguška</text:p>
          </table:table-cell>
          <table:table-cell office:value-type="string" calcext:value-type="string">
            <text:p>Teisingumo</text:p>
          </table:table-cell>
          <table:table-cell office:value-type="date" office:date-value="2006-07-07" calcext:value-type="date">
            <text:p>2006-07-07</text:p>
          </table:table-cell>
          <table:table-cell office:value-type="date" office:date-value="2008-11-17" calcext:value-type="date">
            <text:p>2008-11-1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ytas Navickas</text:p>
          </table:table-cell>
          <table:table-cell office:value-type="string" calcext:value-type="string">
            <text:p>Ūkio</text:p>
          </table:table-cell>
          <table:table-cell office:value-type="date" office:date-value="2006-07-07" calcext:value-type="date">
            <text:p>2006-07-07</text:p>
          </table:table-cell>
          <table:table-cell office:value-type="date" office:date-value="2008-11-17" calcext:value-type="date">
            <text:p>2008-11-1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etras Vaitiekūnas</text:p>
          </table:table-cell>
          <table:table-cell office:value-type="string" calcext:value-type="string">
            <text:p>Užsienio reikalų</text:p>
          </table:table-cell>
          <table:table-cell office:value-type="date" office:date-value="2006-07-07" calcext:value-type="date">
            <text:p>2006-07-07</text:p>
          </table:table-cell>
          <table:table-cell office:value-type="date" office:date-value="2008-11-17" calcext:value-type="date">
            <text:p>2008-11-1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as Šukys</text:p>
          </table:table-cell>
          <table:table-cell office:value-type="string" calcext:value-type="string">
            <text:p>Vidaus reikalų</text:p>
          </table:table-cell>
          <table:table-cell office:value-type="date" office:date-value="2006-07-07" calcext:value-type="date">
            <text:p>2006-07-07</text:p>
          </table:table-cell>
          <table:table-cell office:value-type="date" office:date-value="2007-12-17" calcext:value-type="date">
            <text:p>2007-12-1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egimantas Čiupaila</text:p>
          </table:table-cell>
          <table:table-cell office:value-type="string" calcext:value-type="string">
            <text:p>Vidaus reikalų</text:p>
          </table:table-cell>
          <table:table-cell office:value-type="date" office:date-value="2007-12-17" calcext:value-type="date">
            <text:p>2007-12-17</text:p>
          </table:table-cell>
          <table:table-cell office:value-type="date" office:date-value="2008-11-17" calcext:value-type="date">
            <text:p>2008-11-1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azimiera Prunskienė</text:p>
          </table:table-cell>
          <table:table-cell office:value-type="string" calcext:value-type="string">
            <text:p>Žemės Ūkio</text:p>
          </table:table-cell>
          <table:table-cell office:value-type="date" office:date-value="2006-07-07" calcext:value-type="date">
            <text:p>2006-07-07</text:p>
          </table:table-cell>
          <table:table-cell office:value-type="date" office:date-value="2008-11-17" calcext:value-type="date">
            <text:p>2008-11-1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us Kubilius</text:p>
          </table:table-cell>
          <table:table-cell office:value-type="string" calcext:value-type="string">
            <text:p>Premjeras</text:p>
          </table:table-cell>
          <table:table-cell office:value-type="date" office:date-value="2008-11-28" calcext:value-type="date">
            <text:p>2008-11-28</text:p>
          </table:table-cell>
          <table:table-cell office:value-type="date" office:date-value="2012-12-13" calcext:value-type="date">
            <text:p>2012-12-1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as Kazlauskas</text:p>
          </table:table-cell>
          <table:table-cell office:value-type="string" calcext:value-type="string">
            <text:p>Aplinkos </text:p>
          </table:table-cell>
          <table:table-cell office:value-type="date" office:date-value="2008-11-28" calcext:value-type="date">
            <text:p>2008-11-28</text:p>
          </table:table-cell>
          <table:table-cell office:value-type="date" office:date-value="2012-12-13" calcext:value-type="date">
            <text:p>2012-12-1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as Sekmokas</text:p>
          </table:table-cell>
          <table:table-cell office:value-type="string" calcext:value-type="string">
            <text:p>Energetikos</text:p>
          </table:table-cell>
          <table:table-cell office:value-type="date" office:date-value="2009-07-03" calcext:value-type="date">
            <text:p>2009-07-03</text:p>
          </table:table-cell>
          <table:table-cell office:value-type="date" office:date-value="2012-12-13" calcext:value-type="date">
            <text:p>2012-12-1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as Šemeta</text:p>
          </table:table-cell>
          <table:table-cell office:value-type="string" calcext:value-type="string">
            <text:p>Finansų</text:p>
          </table:table-cell>
          <table:table-cell office:value-type="date" office:date-value="2008-11-28" calcext:value-type="date">
            <text:p>2008-11-28</text:p>
          </table:table-cell>
          <table:table-cell office:value-type="date" office:date-value="2009-07-03" calcext:value-type="date">
            <text:p>2009-07-0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a Šimonytė</text:p>
          </table:table-cell>
          <table:table-cell office:value-type="string" calcext:value-type="string">
            <text:p>Finansų</text:p>
          </table:table-cell>
          <table:table-cell office:value-type="date" office:date-value="2009-07-03" calcext:value-type="date">
            <text:p>2009-07-03</text:p>
          </table:table-cell>
          <table:table-cell office:value-type="date" office:date-value="2012-12-13" calcext:value-type="date">
            <text:p>2012-12-1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asa Juknevičienė</text:p>
          </table:table-cell>
          <table:table-cell office:value-type="string" calcext:value-type="string">
            <text:p>Krašto apsaugos</text:p>
          </table:table-cell>
          <table:table-cell office:value-type="date" office:date-value="2008-11-28" calcext:value-type="date">
            <text:p>2008-11-28</text:p>
          </table:table-cell>
          <table:table-cell office:value-type="date" office:date-value="2012-12-13" calcext:value-type="date">
            <text:p>2012-12-1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us Vilkaitis</text:p>
          </table:table-cell>
          <table:table-cell office:value-type="string" calcext:value-type="string">
            <text:p>Kultūros</text:p>
          </table:table-cell>
          <table:table-cell office:value-type="date" office:date-value="2008-11-28" calcext:value-type="date">
            <text:p>2008-11-28</text:p>
          </table:table-cell>
          <table:table-cell office:value-type="date" office:date-value="2010-07-02" calcext:value-type="date">
            <text:p>2010-07-0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as Gelūnas</text:p>
          </table:table-cell>
          <table:table-cell office:value-type="string" calcext:value-type="string">
            <text:p>Kultūros</text:p>
          </table:table-cell>
          <table:table-cell office:value-type="date" office:date-value="2010-07-02" calcext:value-type="date">
            <text:p>2010-07-02</text:p>
          </table:table-cell>
          <table:table-cell office:value-type="date" office:date-value="2012-12-13" calcext:value-type="date">
            <text:p>2012-12-1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as Dagys</text:p>
          </table:table-cell>
          <table:table-cell office:value-type="string" calcext:value-type="string">
            <text:p>Socialinės apsaugos ir darbo</text:p>
          </table:table-cell>
          <table:table-cell office:value-type="date" office:date-value="2008-11-28" calcext:value-type="date">
            <text:p>2008-11-28</text:p>
          </table:table-cell>
          <table:table-cell office:value-type="date" office:date-value="2009-07-22" calcext:value-type="date">
            <text:p>2009-07-2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as Jankauskas</text:p>
          </table:table-cell>
          <table:table-cell office:value-type="string" calcext:value-type="string">
            <text:p>Socialinės apsaugos ir darbo</text:p>
          </table:table-cell>
          <table:table-cell office:value-type="date" office:date-value="2009-07-22" calcext:value-type="date">
            <text:p>2009-07-22</text:p>
          </table:table-cell>
          <table:table-cell office:value-type="date" office:date-value="2012-12-13" calcext:value-type="date">
            <text:p>2012-12-1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us Masiulis</text:p>
          </table:table-cell>
          <table:table-cell office:value-type="string" calcext:value-type="string">
            <text:p>Susisiekimo</text:p>
          </table:table-cell>
          <table:table-cell office:value-type="date" office:date-value="2008-11-28" calcext:value-type="date">
            <text:p>2008-11-28</text:p>
          </table:table-cell>
          <table:table-cell office:value-type="date" office:date-value="2012-12-13" calcext:value-type="date">
            <text:p>2012-12-1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is Čaplikas</text:p>
          </table:table-cell>
          <table:table-cell office:value-type="string" calcext:value-type="string">
            <text:p>Sveikatos apsaugos</text:p>
          </table:table-cell>
          <table:table-cell office:value-type="date" office:date-value="2008-11-28" calcext:value-type="date">
            <text:p>2008-11-28</text:p>
          </table:table-cell>
          <table:table-cell office:value-type="date" office:date-value="2010-03-01" calcext:value-type="date">
            <text:p>2010-03-0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as Šukys</text:p>
          </table:table-cell>
          <table:table-cell office:value-type="string" calcext:value-type="string">
            <text:p>Sveikatos apsaugos</text:p>
          </table:table-cell>
          <table:table-cell office:value-type="date" office:date-value="2010-03-01" calcext:value-type="date">
            <text:p>2010-03-01</text:p>
          </table:table-cell>
          <table:table-cell office:value-type="date" office:date-value="2012-12-13" calcext:value-type="date">
            <text:p>2012-12-1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intaras Steponavičius</text:p>
          </table:table-cell>
          <table:table-cell office:value-type="string" calcext:value-type="string">
            <text:p>Švietimo ir mokslo</text:p>
          </table:table-cell>
          <table:table-cell office:value-type="date" office:date-value="2008-11-28" calcext:value-type="date">
            <text:p>2008-11-28</text:p>
          </table:table-cell>
          <table:table-cell office:value-type="date" office:date-value="2012-12-13" calcext:value-type="date">
            <text:p>2012-12-1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us Šimašius</text:p>
          </table:table-cell>
          <table:table-cell office:value-type="string" calcext:value-type="string">
            <text:p>Teisingumo</text:p>
          </table:table-cell>
          <table:table-cell office:value-type="date" office:date-value="2008-11-28" calcext:value-type="date">
            <text:p>2008-11-28</text:p>
          </table:table-cell>
          <table:table-cell office:value-type="date" office:date-value="2012-12-13" calcext:value-type="date">
            <text:p>2012-12-1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us Kreivys</text:p>
          </table:table-cell>
          <table:table-cell office:value-type="string" calcext:value-type="string">
            <text:p>Ūkio</text:p>
          </table:table-cell>
          <table:table-cell office:value-type="date" office:date-value="2008-11-28" calcext:value-type="date">
            <text:p>2008-11-28</text:p>
          </table:table-cell>
          <table:table-cell office:value-type="date" office:date-value="2011-03-17" calcext:value-type="date">
            <text:p>2011-03-1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as Žylius</text:p>
          </table:table-cell>
          <table:table-cell office:value-type="string" calcext:value-type="string">
            <text:p>Ūkio</text:p>
          </table:table-cell>
          <table:table-cell office:value-type="date" office:date-value="2011-03-17" calcext:value-type="date">
            <text:p>2011-03-17</text:p>
          </table:table-cell>
          <table:table-cell office:value-type="date" office:date-value="2012-12-13" calcext:value-type="date">
            <text:p>2012-12-1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as Ušačkas</text:p>
          </table:table-cell>
          <table:table-cell office:value-type="string" calcext:value-type="string">
            <text:p>Užsienio reikalų</text:p>
          </table:table-cell>
          <table:table-cell office:value-type="date" office:date-value="2008-11-28" calcext:value-type="date">
            <text:p>2008-11-28</text:p>
          </table:table-cell>
          <table:table-cell office:value-type="date" office:date-value="2010-01-29" calcext:value-type="date">
            <text:p>2010-01-2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us Ažubalis</text:p>
          </table:table-cell>
          <table:table-cell office:value-type="string" calcext:value-type="string">
            <text:p>Užsienio reikalų</text:p>
          </table:table-cell>
          <table:table-cell office:value-type="date" office:date-value="2010-01-29" calcext:value-type="date">
            <text:p>2010-01-29</text:p>
          </table:table-cell>
          <table:table-cell office:value-type="date" office:date-value="2012-12-13" calcext:value-type="date">
            <text:p>2012-12-1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imundas Palaitis</text:p>
          </table:table-cell>
          <table:table-cell office:value-type="string" calcext:value-type="string">
            <text:p>Vidaus reikalų</text:p>
          </table:table-cell>
          <table:table-cell office:value-type="date" office:date-value="2008-11-28" calcext:value-type="date">
            <text:p>2008-11-28</text:p>
          </table:table-cell>
          <table:table-cell office:value-type="date" office:date-value="2012-04-16" calcext:value-type="date">
            <text:p>2012-04-1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as Melianas</text:p>
          </table:table-cell>
          <table:table-cell office:value-type="string" calcext:value-type="string">
            <text:p>Vidaus reikalų</text:p>
          </table:table-cell>
          <table:table-cell office:value-type="date" office:date-value="2012-04-16" calcext:value-type="date">
            <text:p>2012-04-16</text:p>
          </table:table-cell>
          <table:table-cell office:value-type="date" office:date-value="2012-12-13" calcext:value-type="date">
            <text:p>2012-12-1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as Starkevičius</text:p>
          </table:table-cell>
          <table:table-cell office:value-type="string" calcext:value-type="string">
            <text:p>Žemės Ūkio</text:p>
          </table:table-cell>
          <table:table-cell office:value-type="date" office:date-value="2008-11-28" calcext:value-type="date">
            <text:p>2008-11-28</text:p>
          </table:table-cell>
          <table:table-cell office:value-type="date" office:date-value="2012-12-13" calcext:value-type="date">
            <text:p>2012-12-1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as Butkevičius</text:p>
          </table:table-cell>
          <table:table-cell office:value-type="string" calcext:value-type="string">
            <text:p>Premjeras</text:p>
          </table:table-cell>
          <table:table-cell office:value-type="date" office:date-value="2012-12-13" calcext:value-type="date">
            <text:p>2012-12-13</text:p>
          </table:table-cell>
          <table:table-cell office:value-type="date" office:date-value="2016-12-13" calcext:value-type="date">
            <text:p>2016-12-13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as Mazuronis</text:p>
          </table:table-cell>
          <table:table-cell office:value-type="string" calcext:value-type="string">
            <text:p>Aplinkos </text:p>
          </table:table-cell>
          <table:table-cell office:value-type="date" office:date-value="2012-12-13" calcext:value-type="date">
            <text:p>2012-12-13</text:p>
          </table:table-cell>
          <table:table-cell office:value-type="date" office:date-value="2014-07-16" calcext:value-type="date">
            <text:p>2014-07-16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tis Trečiokas</text:p>
          </table:table-cell>
          <table:table-cell office:value-type="string" calcext:value-type="string">
            <text:p>Aplinkos </text:p>
          </table:table-cell>
          <table:table-cell office:value-type="date" office:date-value="2014-07-16" calcext:value-type="date">
            <text:p>2014-07-16</text:p>
          </table:table-cell>
          <table:table-cell office:value-type="date" office:date-value="2016-12-13" calcext:value-type="date">
            <text:p>2016-12-13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verovic_j</text:p>
          </table:table-cell>
          <table:table-cell office:value-type="string" calcext:value-type="string">
            <text:p>Jerosalv Neverovič</text:p>
          </table:table-cell>
          <table:table-cell office:value-type="string" calcext:value-type="string">
            <text:p>Energetikos</text:p>
          </table:table-cell>
          <table:table-cell office:value-type="date" office:date-value="2012-12-13" calcext:value-type="date">
            <text:p>2012-12-13</text:p>
          </table:table-cell>
          <table:table-cell office:value-type="date" office:date-value="2014-09-25" calcext:value-type="date">
            <text:p>2014-09-2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as Masiulis</text:p>
          </table:table-cell>
          <table:table-cell office:value-type="string" calcext:value-type="string">
            <text:p>Energetikos</text:p>
          </table:table-cell>
          <table:table-cell office:value-type="date" office:date-value="2014-09-25" calcext:value-type="date">
            <text:p>2014-09-25</text:p>
          </table:table-cell>
          <table:table-cell office:value-type="date" office:date-value="2016-12-13" calcext:value-type="date">
            <text:p>2016-12-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as Šadžius</text:p>
          </table:table-cell>
          <table:table-cell office:value-type="string" calcext:value-type="string">
            <text:p>Finansų</text:p>
          </table:table-cell>
          <table:table-cell office:value-type="date" office:date-value="2012-12-13" calcext:value-type="date">
            <text:p>2012-12-13</text:p>
          </table:table-cell>
          <table:table-cell office:value-type="date" office:date-value="2016-06-23" calcext:value-type="date">
            <text:p>2016-06-2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a Budbergytė</text:p>
          </table:table-cell>
          <table:table-cell office:value-type="string" calcext:value-type="string">
            <text:p>Finansų</text:p>
          </table:table-cell>
          <table:table-cell office:value-type="date" office:date-value="2016-06-23" calcext:value-type="date">
            <text:p>2016-06-23</text:p>
          </table:table-cell>
          <table:table-cell office:value-type="date" office:date-value="2016-12-13" calcext:value-type="date">
            <text:p>2016-12-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as Olekas</text:p>
          </table:table-cell>
          <table:table-cell office:value-type="string" calcext:value-type="string">
            <text:p>Krašto apsaugos</text:p>
          </table:table-cell>
          <table:table-cell office:value-type="date" office:date-value="2012-12-13" calcext:value-type="date">
            <text:p>2012-12-13</text:p>
          </table:table-cell>
          <table:table-cell office:value-type="date" office:date-value="2016-12-13" calcext:value-type="date">
            <text:p>2016-12-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as Birutis</text:p>
          </table:table-cell>
          <table:table-cell office:value-type="string" calcext:value-type="string">
            <text:p>Kultūros</text:p>
          </table:table-cell>
          <table:table-cell office:value-type="date" office:date-value="2012-12-13" calcext:value-type="date">
            <text:p>2012-12-13</text:p>
          </table:table-cell>
          <table:table-cell office:value-type="date" office:date-value="2016-12-13" calcext:value-type="date">
            <text:p>2016-12-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lgimanta Pabedinskienė</text:p>
          </table:table-cell>
          <table:table-cell office:value-type="string" calcext:value-type="string">
            <text:p>Socialinės apsaugos ir darbo</text:p>
          </table:table-cell>
          <table:table-cell office:value-type="date" office:date-value="2012-12-13" calcext:value-type="date">
            <text:p>2012-12-13</text:p>
          </table:table-cell>
          <table:table-cell office:value-type="date" office:date-value="2016-12-13" calcext:value-type="date">
            <text:p>2016-12-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evicius_r</text:p>
          </table:table-cell>
          <table:table-cell office:value-type="string" calcext:value-type="string">
            <text:p>Rimantas Sinkevičius</text:p>
          </table:table-cell>
          <table:table-cell office:value-type="string" calcext:value-type="string">
            <text:p>Susisiekimo</text:p>
          </table:table-cell>
          <table:table-cell office:value-type="date" office:date-value="2012-12-13" calcext:value-type="date">
            <text:p>2012-12-13</text:p>
          </table:table-cell>
          <table:table-cell office:value-type="date" office:date-value="2016-12-13" calcext:value-type="date">
            <text:p>2016-12-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is Andriukaitis</text:p>
          </table:table-cell>
          <table:table-cell office:value-type="string" calcext:value-type="string">
            <text:p>Sveikatos apsaugos</text:p>
          </table:table-cell>
          <table:table-cell office:value-type="date" office:date-value="2012-12-13" calcext:value-type="date">
            <text:p>2012-12-13</text:p>
          </table:table-cell>
          <table:table-cell office:value-type="date" office:date-value="2014-07-14" calcext:value-type="date">
            <text:p>2014-07-1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imantė Šalaševičiūtė</text:p>
          </table:table-cell>
          <table:table-cell office:value-type="string" calcext:value-type="string">
            <text:p>Sveikatos apsaugos</text:p>
          </table:table-cell>
          <table:table-cell office:value-type="date" office:date-value="2014-07-14" calcext:value-type="date">
            <text:p>2014-07-14</text:p>
          </table:table-cell>
          <table:table-cell office:value-type="date" office:date-value="2016-03-15" calcext:value-type="date">
            <text:p>2016-03-1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as Požėla</text:p>
          </table:table-cell>
          <table:table-cell office:value-type="string" calcext:value-type="string">
            <text:p>Sveikatos apsaugos</text:p>
          </table:table-cell>
          <table:table-cell office:value-type="date" office:date-value="2016-03-15" calcext:value-type="date">
            <text:p>2016-03-15</text:p>
          </table:table-cell>
          <table:table-cell office:value-type="date" office:date-value="2016-12-13" calcext:value-type="date">
            <text:p>2016-12-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us Pavalkis</text:p>
          </table:table-cell>
          <table:table-cell office:value-type="string" calcext:value-type="string">
            <text:p>Švietimo ir mokslo</text:p>
          </table:table-cell>
          <table:table-cell office:value-type="date" office:date-value="2012-12-13" calcext:value-type="date">
            <text:p>2012-12-13</text:p>
          </table:table-cell>
          <table:table-cell office:value-type="date" office:date-value="2015-06-02" calcext:value-type="date">
            <text:p>2015-06-0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ė Pitrėnienė</text:p>
          </table:table-cell>
          <table:table-cell office:value-type="string" calcext:value-type="string">
            <text:p>Švietimo ir mokslo</text:p>
          </table:table-cell>
          <table:table-cell office:value-type="date" office:date-value="2015-06-02" calcext:value-type="date">
            <text:p>2015-06-02</text:p>
          </table:table-cell>
          <table:table-cell office:value-type="date" office:date-value="2016-12-13" calcext:value-type="date">
            <text:p>2016-12-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as Bernatonis</text:p>
          </table:table-cell>
          <table:table-cell office:value-type="string" calcext:value-type="string">
            <text:p>Teisingumo</text:p>
          </table:table-cell>
          <table:table-cell office:value-type="date" office:date-value="2012-12-13" calcext:value-type="date">
            <text:p>2012-12-13</text:p>
          </table:table-cell>
          <table:table-cell office:value-type="date" office:date-value="2016-12-13" calcext:value-type="date">
            <text:p>2016-12-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as Linkevičius</text:p>
          </table:table-cell>
          <table:table-cell office:value-type="string" calcext:value-type="string">
            <text:p>Užsienio reikalų</text:p>
          </table:table-cell>
          <table:table-cell office:value-type="date" office:date-value="2012-12-13" calcext:value-type="date">
            <text:p>2012-12-13</text:p>
          </table:table-cell>
          <table:table-cell office:value-type="date" office:date-value="2016-12-13" calcext:value-type="date">
            <text:p>2016-12-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ė Vėsaitė</text:p>
          </table:table-cell>
          <table:table-cell office:value-type="string" calcext:value-type="string">
            <text:p>Ūkio</text:p>
          </table:table-cell>
          <table:table-cell office:value-type="date" office:date-value="2012-12-13" calcext:value-type="date">
            <text:p>2012-12-13</text:p>
          </table:table-cell>
          <table:table-cell office:value-type="date" office:date-value="2013-06-11" calcext:value-type="date">
            <text:p>2013-06-1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as Gustas</text:p>
          </table:table-cell>
          <table:table-cell office:value-type="string" calcext:value-type="string">
            <text:p>Žemės Ūkio</text:p>
          </table:table-cell>
          <table:table-cell office:value-type="date" office:date-value="2013-06-11" calcext:value-type="date">
            <text:p>2013-06-11</text:p>
          </table:table-cell>
          <table:table-cell office:value-type="date" office:date-value="2016-12-13" calcext:value-type="date">
            <text:p>2016-12-13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is Barakauskas</text:p>
          </table:table-cell>
          <table:table-cell office:value-type="string" calcext:value-type="string">
            <text:p>Vidaus reikalų</text:p>
          </table:table-cell>
          <table:table-cell office:value-type="date" office:date-value="2012-12-13" calcext:value-type="date">
            <text:p>2012-12-13</text:p>
          </table:table-cell>
          <table:table-cell office:value-type="date" office:date-value="2014-11-11" calcext:value-type="date">
            <text:p>2014-11-1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us Skvernelis</text:p>
          </table:table-cell>
          <table:table-cell office:value-type="string" calcext:value-type="string">
            <text:p>Vidaus reikalų</text:p>
          </table:table-cell>
          <table:table-cell office:value-type="date" office:date-value="2014-11-11" calcext:value-type="date">
            <text:p>2014-11-11</text:p>
          </table:table-cell>
          <table:table-cell office:value-type="date" office:date-value="2016-04-14" calcext:value-type="date">
            <text:p>2016-04-14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as Žilinksas</text:p>
          </table:table-cell>
          <table:table-cell office:value-type="string" calcext:value-type="string">
            <text:p>Vidaus reikalų</text:p>
          </table:table-cell>
          <table:table-cell office:value-type="date" office:date-value="2016-04-14" calcext:value-type="date">
            <text:p>2016-04-14</text:p>
          </table:table-cell>
          <table:table-cell office:value-type="date" office:date-value="2016-12-13" calcext:value-type="date">
            <text:p>2016-12-13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us Jukna</text:p>
          </table:table-cell>
          <table:table-cell office:value-type="string" calcext:value-type="string">
            <text:p>Žemės Ūkio</text:p>
          </table:table-cell>
          <table:table-cell office:value-type="date" office:date-value="2012-12-13" calcext:value-type="date">
            <text:p>2012-12-13</text:p>
          </table:table-cell>
          <table:table-cell office:value-type="date" office:date-value="2014-07-17" calcext:value-type="date">
            <text:p>2014-07-17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 Baltraitienė</text:p>
          </table:table-cell>
          <table:table-cell office:value-type="string" calcext:value-type="string">
            <text:p>Žemės Ūkio</text:p>
          </table:table-cell>
          <table:table-cell office:value-type="date" office:date-value="2014-07-17" calcext:value-type="date">
            <text:p>2014-07-17</text:p>
          </table:table-cell>
          <table:table-cell office:value-type="date" office:date-value="2016-12-13" calcext:value-type="date">
            <text:p>2016-12-13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us Skvernelis</text:p>
          </table:table-cell>
          <table:table-cell office:value-type="string" calcext:value-type="string">
            <text:p>Premjeras</text:p>
          </table:table-cell>
          <table:table-cell office:value-type="date" office:date-value="2016-12-13" calcext:value-type="date">
            <text:p>2016-12-13</text:p>
          </table:table-cell>
          <table:table-cell office:value-type="date" office:date-value="2020-12-11" calcext:value-type="date">
            <text:p>2020-12-1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tis Navickas</text:p>
          </table:table-cell>
          <table:table-cell office:value-type="string" calcext:value-type="string">
            <text:p>Aplinkos </text:p>
          </table:table-cell>
          <table:table-cell office:value-type="date" office:date-value="2016-12-13" calcext:value-type="date">
            <text:p>2016-12-13</text:p>
          </table:table-cell>
          <table:table-cell office:value-type="date" office:date-value="2019-04-09" calcext:value-type="date">
            <text:p>2019-04-0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tis Mažeika</text:p>
          </table:table-cell>
          <table:table-cell office:value-type="string" calcext:value-type="string">
            <text:p>Aplinkos </text:p>
          </table:table-cell>
          <table:table-cell office:value-type="date" office:date-value="2019-04-09" calcext:value-type="date">
            <text:p>2019-04-09</text:p>
          </table:table-cell>
          <table:table-cell office:value-type="date" office:date-value="2020-12-11" calcext:value-type="date">
            <text:p>2020-12-1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as Vaičiūnas</text:p>
          </table:table-cell>
          <table:table-cell office:value-type="string" calcext:value-type="string">
            <text:p>Energetikos</text:p>
          </table:table-cell>
          <table:table-cell office:value-type="date" office:date-value="2016-12-13" calcext:value-type="date">
            <text:p>2016-12-13</text:p>
          </table:table-cell>
          <table:table-cell office:value-type="date" office:date-value="2020-12-11" calcext:value-type="date">
            <text:p>2020-12-1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ius Šapoka</text:p>
          </table:table-cell>
          <table:table-cell office:value-type="string" calcext:value-type="string">
            <text:p>Finansų</text:p>
          </table:table-cell>
          <table:table-cell office:value-type="date" office:date-value="2016-12-13" calcext:value-type="date">
            <text:p>2016-12-13</text:p>
          </table:table-cell>
          <table:table-cell office:value-type="date" office:date-value="2020-12-11" calcext:value-type="date">
            <text:p>2020-12-1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as Karoblis</text:p>
          </table:table-cell>
          <table:table-cell office:value-type="string" calcext:value-type="string">
            <text:p>Krašto apsaugos</text:p>
          </table:table-cell>
          <table:table-cell office:value-type="date" office:date-value="2016-12-13" calcext:value-type="date">
            <text:p>2016-12-13</text:p>
          </table:table-cell>
          <table:table-cell office:value-type="date" office:date-value="2020-12-11" calcext:value-type="date">
            <text:p>2020-12-1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okyte_jonsson_l</text:p>
          </table:table-cell>
          <table:table-cell office:value-type="string" calcext:value-type="string">
            <text:p>Liana Ruokytė Jonsson</text:p>
          </table:table-cell>
          <table:table-cell office:value-type="string" calcext:value-type="string">
            <text:p>Kultūros</text:p>
          </table:table-cell>
          <table:table-cell office:value-type="date" office:date-value="2016-12-13" calcext:value-type="date">
            <text:p>2016-12-13</text:p>
          </table:table-cell>
          <table:table-cell office:value-type="date" office:date-value="2018-12-22" calcext:value-type="date">
            <text:p>2018-12-2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as Kvietkauskas</text:p>
          </table:table-cell>
          <table:table-cell office:value-type="string" calcext:value-type="string">
            <text:p>Kultūros</text:p>
          </table:table-cell>
          <table:table-cell office:value-type="date" office:date-value="2018-12-22" calcext:value-type="date">
            <text:p>2018-12-22</text:p>
          </table:table-cell>
          <table:table-cell office:value-type="date" office:date-value="2020-12-11" calcext:value-type="date">
            <text:p>2020-12-1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kuraitis_linas</text:p>
          </table:table-cell>
          <table:table-cell office:value-type="string" calcext:value-type="string">
            <text:p>Linas Kukuraitis</text:p>
          </table:table-cell>
          <table:table-cell office:value-type="string" calcext:value-type="string">
            <text:p>Socialinės apsaugos ir darbo</text:p>
          </table:table-cell>
          <table:table-cell office:value-type="date" office:date-value="2016-12-13" calcext:value-type="date">
            <text:p>2016-12-13</text:p>
          </table:table-cell>
          <table:table-cell office:value-type="date" office:date-value="2020-12-11" calcext:value-type="date">
            <text:p>2020-12-1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as Masiulis</text:p>
          </table:table-cell>
          <table:table-cell office:value-type="string" calcext:value-type="string">
            <text:p>Susisiekimo</text:p>
          </table:table-cell>
          <table:table-cell office:value-type="date" office:date-value="2016-12-13" calcext:value-type="date">
            <text:p>2016-12-13</text:p>
          </table:table-cell>
          <table:table-cell office:value-type="date" office:date-value="2019-08-20" calcext:value-type="date">
            <text:p>2019-08-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rkevic_j</text:p>
          </table:table-cell>
          <table:table-cell office:value-type="string" calcext:value-type="string">
            <text:p>Jeroslav Narkevič</text:p>
          </table:table-cell>
          <table:table-cell office:value-type="string" calcext:value-type="string">
            <text:p>Susisiekimo</text:p>
          </table:table-cell>
          <table:table-cell office:value-type="date" office:date-value="2019-08-20" calcext:value-type="date">
            <text:p>2019-08-20</text:p>
          </table:table-cell>
          <table:table-cell office:value-type="date" office:date-value="2020-12-11" calcext:value-type="date">
            <text:p>2020-12-1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us Veryga</text:p>
          </table:table-cell>
          <table:table-cell office:value-type="string" calcext:value-type="string">
            <text:p>Sveikatos apsaugos</text:p>
          </table:table-cell>
          <table:table-cell office:value-type="date" office:date-value="2016-12-13" calcext:value-type="date">
            <text:p>2016-12-13</text:p>
          </table:table-cell>
          <table:table-cell office:value-type="date" office:date-value="2020-12-11" calcext:value-type="date">
            <text:p>2020-12-1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a Petrauskienė</text:p>
          </table:table-cell>
          <table:table-cell office:value-type="string" calcext:value-type="string">
            <text:p>Švietimo ir mokslo</text:p>
          </table:table-cell>
          <table:table-cell office:value-type="date" office:date-value="2016-12-13" calcext:value-type="date">
            <text:p>2016-12-13</text:p>
          </table:table-cell>
          <table:table-cell office:value-type="date" office:date-value="2019-01-15" calcext:value-type="date">
            <text:p>2019-01-1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as Monkevičius</text:p>
          </table:table-cell>
          <table:table-cell office:value-type="string" calcext:value-type="string">
            <text:p>Švietimo, mokslo ir sporto</text:p>
          </table:table-cell>
          <table:table-cell office:value-type="date" office:date-value="2019-01-15" calcext:value-type="date">
            <text:p>2019-01-15</text:p>
          </table:table-cell>
          <table:table-cell office:value-type="date" office:date-value="2020-12-11" calcext:value-type="date">
            <text:p>2020-12-1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a Vainutė</text:p>
          </table:table-cell>
          <table:table-cell office:value-type="string" calcext:value-type="string">
            <text:p>Teisingumo</text:p>
          </table:table-cell>
          <table:table-cell office:value-type="date" office:date-value="2016-12-13" calcext:value-type="date">
            <text:p>2016-12-13</text:p>
          </table:table-cell>
          <table:table-cell office:value-type="date" office:date-value="2018-05-14" calcext:value-type="date">
            <text:p>2018-05-1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as Jankevičius</text:p>
          </table:table-cell>
          <table:table-cell office:value-type="string" calcext:value-type="string">
            <text:p>Teisingumo</text:p>
          </table:table-cell>
          <table:table-cell office:value-type="date" office:date-value="2018-05-14" calcext:value-type="date">
            <text:p>2018-05-14</text:p>
          </table:table-cell>
          <table:table-cell office:value-type="date" office:date-value="2020-12-11" calcext:value-type="date">
            <text:p>2020-12-1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as Linkevičius</text:p>
          </table:table-cell>
          <table:table-cell office:value-type="string" calcext:value-type="string">
            <text:p>Užsienio reikalų</text:p>
          </table:table-cell>
          <table:table-cell office:value-type="date" office:date-value="2016-12-13" calcext:value-type="date">
            <text:p>2016-12-13</text:p>
          </table:table-cell>
          <table:table-cell office:value-type="date" office:date-value="2020-12-11" calcext:value-type="date">
            <text:p>2020-12-1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as Sinkevičius</text:p>
          </table:table-cell>
          <table:table-cell office:value-type="string" calcext:value-type="string">
            <text:p>Ekonomikos ir inovacijų</text:p>
          </table:table-cell>
          <table:table-cell office:value-type="date" office:date-value="2016-12-13" calcext:value-type="date">
            <text:p>2016-12-13</text:p>
          </table:table-cell>
          <table:table-cell office:value-type="date" office:date-value="2017-11-27" calcext:value-type="date">
            <text:p>2017-11-27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us Sinkevičius</text:p>
          </table:table-cell>
          <table:table-cell office:value-type="string" calcext:value-type="string">
            <text:p>Ekonomikos ir inovacijų</text:p>
          </table:table-cell>
          <table:table-cell office:value-type="date" office:date-value="2017-11-27" calcext:value-type="date">
            <text:p>2017-11-27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as Sinkevičius</text:p>
          </table:table-cell>
          <table:table-cell office:value-type="string" calcext:value-type="string">
            <text:p>Ekonomikos ir inovacijų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12-11" calcext:value-type="date">
            <text:p>2020-12-1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tis Misiūnas</text:p>
          </table:table-cell>
          <table:table-cell office:value-type="string" calcext:value-type="string">
            <text:p>Vidaus reikalų</text:p>
          </table:table-cell>
          <table:table-cell office:value-type="date" office:date-value="2016-12-13" calcext:value-type="date">
            <text:p>2016-12-13</text:p>
          </table:table-cell>
          <table:table-cell office:value-type="date" office:date-value="2019-08-20" calcext:value-type="date">
            <text:p>2019-08-20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ita Tamašunienė</text:p>
          </table:table-cell>
          <table:table-cell office:value-type="string" calcext:value-type="string">
            <text:p>Vidaus reikalų</text:p>
          </table:table-cell>
          <table:table-cell office:value-type="date" office:date-value="2019-08-20" calcext:value-type="date">
            <text:p>2019-08-20</text:p>
          </table:table-cell>
          <table:table-cell office:value-type="date" office:date-value="2020-12-11" calcext:value-type="date">
            <text:p>2020-12-1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us Markaukas </text:p>
          </table:table-cell>
          <table:table-cell office:value-type="string" calcext:value-type="string">
            <text:p>Žemės Ūkio</text:p>
          </table:table-cell>
          <table:table-cell office:value-type="date" office:date-value="2016-12-13" calcext:value-type="date">
            <text:p>2016-12-13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us Surplys</text:p>
          </table:table-cell>
          <table:table-cell office:value-type="string" calcext:value-type="string">
            <text:p>Žemės Ūkio</text:p>
          </table:table-cell>
          <table:table-cell office:value-type="date" office:date-value="2018-05-08" calcext:value-type="date">
            <text:p>2018-05-08</text:p>
          </table:table-cell>
          <table:table-cell office:value-type="date" office:date-value="2019-08-20" calcext:value-type="date">
            <text:p>2019-08-20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us Palionis</text:p>
          </table:table-cell>
          <table:table-cell office:value-type="string" calcext:value-type="string">
            <text:p>Žemės Ūkio</text:p>
          </table:table-cell>
          <table:table-cell office:value-type="date" office:date-value="2019-08-20" calcext:value-type="date">
            <text:p>2019-08-20</text:p>
          </table:table-cell>
          <table:table-cell office:value-type="date" office:date-value="2020-12-11" calcext:value-type="date">
            <text:p>2020-12-1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a Šimonytė</text:p>
          </table:table-cell>
          <table:table-cell office:value-type="string" calcext:value-type="string">
            <text:p>Premjeras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4-12-15" calcext:value-type="date">
            <text:p>2024-12-15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as Gentvilas</text:p>
          </table:table-cell>
          <table:table-cell office:value-type="string" calcext:value-type="string">
            <text:p>Aplinkos 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4-12-15" calcext:value-type="date">
            <text:p>2024-12-15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us Kreivys</text:p>
          </table:table-cell>
          <table:table-cell office:value-type="string" calcext:value-type="string">
            <text:p>Energetikos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4-12-15" calcext:value-type="date">
            <text:p>2024-12-1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šrinė Armonaitė</text:p>
          </table:table-cell>
          <table:table-cell office:value-type="string" calcext:value-type="string">
            <text:p>Ekonomikos ir inovacijų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4-12-15" calcext:value-type="date">
            <text:p>2024-12-1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ė Skaistė</text:p>
          </table:table-cell>
          <table:table-cell office:value-type="string" calcext:value-type="string">
            <text:p>Finansų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4-12-15" calcext:value-type="date">
            <text:p>2024-12-1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as Anušauskas</text:p>
          </table:table-cell>
          <table:table-cell office:value-type="string" calcext:value-type="string">
            <text:p>Krašto apsaugos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4-12-15" calcext:value-type="date">
            <text:p>2024-12-1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as Kairys</text:p>
          </table:table-cell>
          <table:table-cell office:value-type="string" calcext:value-type="string">
            <text:p>Kultūros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4-12-15" calcext:value-type="date">
            <text:p>2024-12-1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a Navickienė</text:p>
          </table:table-cell>
          <table:table-cell office:value-type="string" calcext:value-type="string">
            <text:p>Socialinės apsaugos ir darbo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4-12-15" calcext:value-type="date">
            <text:p>2024-12-1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us Skuodis</text:p>
          </table:table-cell>
          <table:table-cell office:value-type="string" calcext:value-type="string">
            <text:p>Susisiekimo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4-12-15" calcext:value-type="date">
            <text:p>2024-12-1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as Dulkys</text:p>
          </table:table-cell>
          <table:table-cell office:value-type="string" calcext:value-type="string">
            <text:p>Sveikatos apsaugos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4-12-15" calcext:value-type="date">
            <text:p>2024-12-1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urgita Šiukgždinienė</text:p>
          </table:table-cell>
          <table:table-cell office:value-type="string" calcext:value-type="string">
            <text:p>Švietimo, mokslo ir sporto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4-12-15" calcext:value-type="date">
            <text:p>2024-12-1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velina Dobrovolska</text:p>
          </table:table-cell>
          <table:table-cell office:value-type="string" calcext:value-type="string">
            <text:p>Teisingumo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4-12-15" calcext:value-type="date">
            <text:p>2024-12-1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us Landsbergis</text:p>
          </table:table-cell>
          <table:table-cell office:value-type="string" calcext:value-type="string">
            <text:p>Užsienio reikalų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4-12-15" calcext:value-type="date">
            <text:p>2024-12-1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ė Biliotaitė</text:p>
          </table:table-cell>
          <table:table-cell office:value-type="string" calcext:value-type="string">
            <text:p>Vidaus reikalų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4-12-15" calcext:value-type="date">
            <text:p>2024-12-1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tis Navickas</text:p>
          </table:table-cell>
          <table:table-cell office:value-type="string" calcext:value-type="string">
            <text:p>Žemės Ūkio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4-12-15" calcext:value-type="date">
            <text:p>2024-12-1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2"/>
          <table:table-cell table:style-name="ce3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7T13:57:19.762788427</meta:creation-date>
    <dc:date>2021-09-27T16:26:05.686858698</dc:date>
    <meta:editing-duration>PT1H10M47S</meta:editing-duration>
    <meta:editing-cycles>14</meta:editing-cycles>
    <meta:generator>LibreOffice/5.1.6.2$Linux_X86_64 LibreOffice_project/10m0$Build-2</meta:generator>
    <meta:document-statistic meta:table-count="1" meta:cell-count="942" meta:object-count="0"/>
  </office:meta>
</office:document-meta>
</file>